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GB"/>
    </style:style>
    <style:style style:name="T2" style:parent-style-name="DefaultParagraphFont" style:family="text">
      <style:text-properties fo:font-weight="bold" style:font-weight-asian="bold" style:font-weight-complex="bold" fo:language="en" fo:country="GB"/>
    </style:style>
    <style:style style:name="T3" style:parent-style-name="DefaultParagraphFont" style:family="text">
      <style:text-properties fo:language="en" fo:country="GB"/>
    </style:style>
    <style:style style:name="T4" style:parent-style-name="DefaultParagraphFont" style:family="text">
      <style:text-properties fo:language="en" fo:country="GB"/>
    </style:style>
    <style:style style:name="T5" style:parent-style-name="DefaultParagraphFont" style:family="text">
      <style:text-properties fo:font-weight="bold" style:font-weight-asian="bold" style:font-weight-complex="bold" fo:language="en" fo:country="GB"/>
    </style:style>
    <style:style style:name="T6" style:parent-style-name="DefaultParagraphFont" style:family="text">
      <style:text-properties fo:language="en" fo:country="GB"/>
    </style:style>
    <style:style style:name="T7" style:parent-style-name="DefaultParagraphFont" style:family="text">
      <style:text-properties fo:language="en" fo:country="GB"/>
    </style:style>
    <style:style style:name="P8" style:parent-style-name="Normal" style:family="paragraph">
      <style:text-properties fo:font-weight="bold" style:font-weight-asian="bold" style:font-weight-complex="bold"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list-style-name="LFO1" style:family="paragraph">
      <style:text-properties fo:language="en" fo:country="GB"/>
    </style:style>
    <style:style style:name="P11" style:parent-style-name="Normal" style:list-style-name="LFO1" style:family="paragraph">
      <style:text-properties fo:language="en" fo:country="GB"/>
    </style:style>
    <style:style style:name="P12" style:parent-style-name="Normal" style:list-style-name="LFO1" style:family="paragraph">
      <style:text-properties fo:language="en" fo:country="GB"/>
    </style:style>
    <style:style style:name="P13" style:parent-style-name="Normal" style:list-style-name="LFO1" style:family="paragraph">
      <style:text-properties fo:language="en" fo:country="GB"/>
    </style:style>
    <style:style style:name="P14" style:parent-style-name="Normal" style:list-style-name="LFO1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T16" style:parent-style-name="DefaultParagraphFont" style:family="text">
      <style:text-properties fo:language="en" fo:country="GB"/>
    </style:style>
    <style:style style:name="P17" style:parent-style-name="Normal" style:family="paragraph">
      <style:text-properties fo:font-weight="bold" style:font-weight-asian="bold" style:font-weight-complex="bold" fo:language="en" fo:country="GB"/>
    </style:style>
    <style:style style:name="T18" style:parent-style-name="DefaultParagraphFont" style:family="text">
      <style:text-properties fo:font-style="italic" style:font-style-asian="italic" style:font-style-complex="italic" fo:language="en" fo:country="GB"/>
    </style:style>
    <style:style style:name="T19" style:parent-style-name="DefaultParagraphFont" style:family="text">
      <style:text-properties fo:language="en" fo:country="GB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language="en" fo:country="GB"/>
    </style:style>
    <style:style style:name="P23" style:parent-style-name="Normal" style:family="paragraph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name="P25" style:parent-style-name="Normal" style:family="paragraph">
      <style:text-properties fo:language="en" fo:country="GB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P30" style:parent-style-name="Normal" style:family="paragraph">
      <style:text-properties fo:language="en" fo:country="GB"/>
    </style:style>
    <style:style style:name="P31" style:parent-style-name="Normal" style:family="paragraph"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name="P33" style:parent-style-name="Normal" style:family="paragraph">
      <style:text-properties fo:language="en" fo:country="GB"/>
    </style:style>
    <style:style style:name="P34" style:parent-style-name="Normal" style:family="paragraph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Normal" style:family="paragraph">
      <style:text-properties fo:language="en" fo:country="GB"/>
    </style:style>
    <style:style style:name="P37" style:parent-style-name="Normal" style:family="paragraph">
      <style:text-properties fo:language="en" fo:country="GB"/>
    </style:style>
    <style:style style:name="P38" style:parent-style-name="Normal" style:family="paragraph">
      <style:text-properties fo:language="en" fo:country="GB"/>
    </style:style>
    <style:style style:name="P39" style:parent-style-name="Normal" style:family="paragraph">
      <style:text-properties fo:language="en" fo:country="GB"/>
    </style:style>
    <style:style style:name="P40" style:parent-style-name="Normal" style:family="paragraph">
      <style:text-properties fo:language="en" fo:country="GB"/>
    </style:style>
    <style:style style:name="P41" style:parent-style-name="Normal" style:family="paragraph">
      <style:text-properties fo:language="en" fo:country="GB"/>
    </style:style>
    <style:style style:name="P42" style:parent-style-name="Normal" style:family="paragraph">
      <style:text-properties fo:language="en" fo:country="GB"/>
    </style:style>
    <style:style style:name="P43" style:parent-style-name="Normal" style:family="paragraph">
      <style:text-properties fo:language="en" fo:country="GB"/>
    </style:style>
    <style:style style:name="P44" style:parent-style-name="Normal" style:family="paragraph">
      <style:text-properties fo:language="en" fo:country="GB"/>
    </style:style>
    <style:style style:name="P45" style:parent-style-name="Normal" style:family="paragraph">
      <style:text-properties fo:language="en" fo:country="GB"/>
    </style:style>
    <style:style style:name="P46" style:parent-style-name="Normal" style:family="paragraph">
      <style:text-properties fo:language="en" fo:country="GB"/>
    </style:style>
    <style:style style:name="P47" style:parent-style-name="Normal" style:family="paragraph">
      <style:text-properties fo:language="en" fo:country="GB"/>
    </style:style>
    <style:style style:name="P48" style:parent-style-name="Normal" style:family="paragraph">
      <style:text-properties fo:language="en" fo:country="GB"/>
    </style:style>
    <style:style style:name="P49" style:parent-style-name="Normal" style:family="paragraph">
      <style:text-properties fo:language="en" fo:country="GB"/>
    </style:style>
    <style:style style:name="P50" style:parent-style-name="Normal" style:family="paragraph">
      <style:text-properties fo:language="en" fo:country="GB"/>
    </style:style>
    <style:style style:name="P51" style:parent-style-name="Normal" style:family="paragraph">
      <style:text-properties fo:language="en" fo:country="GB"/>
    </style:style>
    <style:style style:name="P52" style:parent-style-name="Normal" style:family="paragraph">
      <style:text-properties fo:font-weight="bold" style:font-weight-asian="bold" style:font-weight-complex="bold" fo:language="en" fo:country="GB"/>
    </style:style>
    <style:style style:name="P53" style:parent-style-name="Normal" style:family="paragraph">
      <style:text-properties fo:language="en" fo:country="GB"/>
    </style:style>
    <style:style style:name="P54" style:parent-style-name="Normal" style:family="paragraph">
      <style:text-properties fo:language="en" fo:country="GB"/>
    </style:style>
    <style:style style:name="P55" style:parent-style-name="Normal" style:family="paragraph">
      <style:text-properties fo:language="en" fo:country="GB"/>
    </style:style>
    <style:style style:name="P56" style:parent-style-name="Normal" style:family="paragraph">
      <style:text-properties fo:language="en" fo:country="GB"/>
    </style:style>
    <style:style style:name="P57" style:parent-style-name="Normal" style:family="paragraph">
      <style:text-properties fo:language="en" fo:country="GB"/>
    </style:style>
    <style:style style:name="P58" style:parent-style-name="Normal" style:family="paragraph">
      <style:text-properties fo:language="en" fo:country="GB"/>
    </style:style>
    <style:style style:name="P59" style:parent-style-name="Normal" style:family="paragraph">
      <style:text-properties fo:language="en" fo:country="GB"/>
    </style:style>
    <style:style style:name="P60" style:parent-style-name="Normal" style:family="paragraph">
      <style:text-properties fo:language="en" fo:country="GB"/>
    </style:style>
    <style:style style:name="P61" style:parent-style-name="Normal" style:family="paragraph">
      <style:text-properties fo:font-weight="bold" style:font-weight-asian="bold" style:font-weight-complex="bold" fo:language="en" fo:country="GB"/>
    </style:style>
    <style:style style:name="P62" style:parent-style-name="Normal" style:family="paragraph">
      <style:text-properties fo:language="en" fo:country="GB"/>
    </style:style>
    <style:style style:name="P63" style:parent-style-name="Normal" style:family="paragraph">
      <style:text-properties fo:language="en" fo:country="GB"/>
    </style:style>
    <style:style style:name="P64" style:parent-style-name="Normal" style:family="paragraph">
      <style:text-properties fo:language="en" fo:country="GB"/>
    </style:style>
    <style:style style:name="P65" style:parent-style-name="Normal" style:family="paragraph">
      <style:text-properties fo:language="en" fo:country="GB"/>
    </style:style>
    <style:style style:name="P66" style:parent-style-name="Normal" style:family="paragraph">
      <style:text-properties fo:language="en" fo:country="GB"/>
    </style:style>
    <style:style style:name="P67" style:parent-style-name="Normal" style:family="paragraph">
      <style:text-properties fo:language="en" fo:country="GB"/>
    </style:style>
    <style:style style:name="P68" style:parent-style-name="Normal" style:family="paragraph">
      <style:text-properties fo:language="en" fo:country="GB"/>
    </style:style>
    <style:style style:name="P69" style:parent-style-name="Normal" style:family="paragraph">
      <style:text-properties fo:language="en" fo:country="GB"/>
    </style:style>
    <style:style style:name="P70" style:parent-style-name="Normal" style:family="paragraph">
      <style:text-properties fo:language="en" fo:country="GB"/>
    </style:style>
    <style:style style:name="P71" style:parent-style-name="Normal" style:family="paragraph">
      <style:text-properties fo:language="en" fo:country="GB"/>
    </style:style>
    <style:style style:name="P72" style:parent-style-name="Normal" style:family="paragraph">
      <style:text-properties fo:language="en" fo:country="GB"/>
    </style:style>
    <style:style style:name="P73" style:parent-style-name="Normal" style:family="paragraph">
      <style:text-properties fo:language="en" fo:country="GB"/>
    </style:style>
    <style:style style:name="P74" style:parent-style-name="Normal" style:family="paragraph">
      <style:text-properties fo:language="en" fo:country="GB"/>
    </style:style>
    <style:style style:name="P75" style:parent-style-name="Normal" style:family="paragraph">
      <style:text-properties fo:language="en" fo:country="GB"/>
    </style:style>
    <style:style style:name="P76" style:parent-style-name="Normal" style:family="paragraph">
      <style:text-properties fo:language="en" fo:country="GB"/>
    </style:style>
    <style:style style:name="T77" style:parent-style-name="DefaultParagraphFont" style:family="text">
      <style:text-properties fo:language="en" fo:country="GB"/>
    </style:style>
    <style:style style:name="P78" style:parent-style-name="Normal" style:family="paragraph">
      <style:text-properties fo:font-weight="bold" style:font-weight-asian="bold" style:font-weight-complex="bold" fo:language="en" fo:country="GB"/>
    </style:style>
    <style:style style:name="P79" style:parent-style-name="Normal" style:family="paragraph">
      <style:text-properties fo:font-weight="bold" style:font-weight-asian="bold" style:font-weight-complex="bold" fo:language="en" fo:country="GB"/>
    </style:style>
    <style:style style:name="P80" style:parent-style-name="Normal" style:family="paragraph">
      <style:text-properties fo:language="en" fo:country="GB"/>
    </style:style>
    <style:style style:name="P81" style:parent-style-name="Normal" style:family="paragraph">
      <style:text-properties fo:language="en" fo:country="GB"/>
    </style:style>
    <style:style style:name="P82" style:parent-style-name="Normal" style:family="paragraph">
      <style:text-properties fo:language="en" fo:country="GB"/>
    </style:style>
    <style:style style:name="P83" style:parent-style-name="Normal" style:family="paragraph">
      <style:text-properties fo:language="en" fo:country="GB"/>
    </style:style>
    <style:style style:name="P84" style:parent-style-name="Normal" style:family="paragraph">
      <style:text-properties fo:language="en" fo:country="GB"/>
    </style:style>
    <style:style style:name="P85" style:parent-style-name="Normal" style:family="paragraph">
      <style:text-properties fo:language="en" fo:country="GB"/>
    </style:style>
    <style:style style:name="P86" style:parent-style-name="Normal" style:family="paragraph">
      <style:text-properties fo:language="en" fo:country="GB"/>
    </style:style>
    <style:style style:name="P87" style:parent-style-name="Normal" style:family="paragraph">
      <style:text-properties fo:language="en" fo:country="GB"/>
    </style:style>
    <style:style style:name="P88" style:parent-style-name="Normal" style:family="paragraph">
      <style:text-properties fo:language="en" fo:country="GB"/>
    </style:style>
    <style:style style:name="P89" style:parent-style-name="Normal" style:family="paragraph">
      <style:text-properties fo:language="en" fo:country="GB"/>
    </style:style>
    <style:style style:name="P90" style:parent-style-name="Normal" style:family="paragraph">
      <style:text-properties fo:language="en" fo:country="GB"/>
    </style:style>
    <style:style style:name="P91" style:parent-style-name="Normal" style:family="paragraph">
      <style:text-properties fo:language="en" fo:country="GB"/>
    </style:style>
    <style:style style:name="P92" style:parent-style-name="Normal" style:family="paragraph">
      <style:text-properties fo:language="en" fo:country="GB"/>
    </style:style>
    <style:style style:name="P93" style:parent-style-name="Normal" style:family="paragraph">
      <style:text-properties fo:language="en" fo:country="GB"/>
    </style:style>
    <style:style style:name="P94" style:parent-style-name="Normal" style:family="paragraph">
      <style:text-properties fo:language="en" fo:country="GB"/>
    </style:style>
    <style:style style:name="P95" style:parent-style-name="Normal" style:family="paragraph">
      <style:text-properties fo:language="en" fo:country="GB"/>
    </style:style>
    <style:style style:name="P96" style:parent-style-name="Normal" style:family="paragraph">
      <style:text-properties fo:language="en" fo:country="GB"/>
    </style:style>
    <style:style style:name="P97" style:parent-style-name="Normal" style:family="paragraph">
      <style:text-properties fo:language="en" fo:country="GB"/>
    </style:style>
    <style:style style:name="P98" style:parent-style-name="Normal" style:family="paragraph">
      <style:text-properties fo:language="en" fo:country="GB"/>
    </style:style>
    <style:style style:name="P99" style:parent-style-name="Normal" style:family="paragraph">
      <style:text-properties fo:language="en" fo:country="GB"/>
    </style:style>
    <style:style style:name="P100" style:parent-style-name="Normal" style:family="paragraph">
      <style:text-properties fo:language="en" fo:country="GB"/>
    </style:style>
    <style:style style:name="P101" style:parent-style-name="Normal" style:family="paragraph">
      <style:text-properties fo:language="en" fo:country="GB"/>
    </style:style>
    <style:style style:name="P102" style:parent-style-name="Normal" style:family="paragraph">
      <style:text-properties fo:language="en" fo:country="GB"/>
    </style:style>
    <style:style style:name="P103" style:parent-style-name="Normal" style:family="paragraph">
      <style:text-properties fo:language="en" fo:country="GB"/>
    </style:style>
    <style:style style:name="P104" style:parent-style-name="Normal" style:family="paragraph">
      <style:text-properties fo:language="en" fo:country="GB"/>
    </style:style>
    <style:style style:name="P105" style:parent-style-name="Normal" style:family="paragraph">
      <style:text-properties fo:language="en" fo:country="GB"/>
    </style:style>
    <style:style style:name="P106" style:parent-style-name="Normal" style:family="paragraph">
      <style:text-properties fo:language="en" fo:country="GB"/>
    </style:style>
    <style:style style:name="P107" style:parent-style-name="Normal" style:family="paragraph">
      <style:text-properties fo:language="en" fo:country="GB"/>
    </style:style>
    <style:style style:name="P108" style:parent-style-name="Normal" style:family="paragraph">
      <style:text-properties fo:font-weight="bold" style:font-weight-asian="bold" style:font-weight-complex="bold" fo:language="en" fo:country="GB"/>
    </style:style>
    <style:style style:name="P109" style:parent-style-name="Normal" style:family="paragraph">
      <style:text-properties fo:language="en" fo:country="GB"/>
    </style:style>
    <style:style style:name="P110" style:parent-style-name="Normal" style:family="paragraph">
      <style:text-properties fo:language="en" fo:country="GB"/>
    </style:style>
    <style:style style:name="P111" style:parent-style-name="Normal" style:family="paragraph">
      <style:text-properties fo:language="en" fo:country="GB"/>
    </style:style>
    <style:style style:name="P112" style:parent-style-name="Normal" style:family="paragraph">
      <style:text-properties fo:language="en" fo:country="GB"/>
    </style:style>
    <style:style style:name="P113" style:parent-style-name="Normal" style:family="paragraph">
      <style:text-properties fo:language="en" fo:country="GB"/>
    </style:style>
    <style:style style:name="P114" style:parent-style-name="Normal" style:family="paragraph">
      <style:text-properties fo:language="en" fo:country="GB"/>
    </style:style>
    <style:style style:name="P115" style:parent-style-name="Normal" style:family="paragraph">
      <style:text-properties fo:language="en" fo:country="GB"/>
    </style:style>
    <style:style style:name="P116" style:parent-style-name="Normal" style:family="paragraph">
      <style:text-properties fo:language="en" fo:country="GB"/>
    </style:style>
    <style:style style:name="P117" style:parent-style-name="Normal" style:family="paragraph">
      <style:text-properties fo:language="en" fo:country="GB"/>
    </style:style>
    <style:style style:name="P118" style:parent-style-name="Normal" style:family="paragraph">
      <style:text-properties fo:font-weight="bold" style:font-weight-asian="bold" style:font-weight-complex="bold" fo:language="en" fo:country="GB"/>
    </style:style>
    <style:style style:name="P119" style:parent-style-name="Normal" style:family="paragraph">
      <style:text-properties fo:language="en" fo:country="GB"/>
    </style:style>
    <style:style style:name="P120" style:parent-style-name="Normal" style:family="paragraph">
      <style:text-properties fo:language="en" fo:country="GB"/>
    </style:style>
    <style:style style:name="P121" style:parent-style-name="Normal" style:family="paragraph">
      <style:text-properties fo:language="en" fo:country="GB"/>
    </style:style>
    <style:style style:name="P122" style:parent-style-name="Normal" style:family="paragraph">
      <style:text-properties fo:language="en" fo:country="GB"/>
    </style:style>
    <style:style style:name="P123" style:parent-style-name="Normal" style:family="paragraph">
      <style:text-properties fo:language="en" fo:country="GB"/>
    </style:style>
    <style:style style:name="P124" style:parent-style-name="Normal" style:family="paragraph">
      <style:text-properties fo:language="en" fo:country="GB"/>
    </style:style>
    <style:style style:name="P125" style:parent-style-name="Normal" style:family="paragraph">
      <style:text-properties fo:language="en" fo:country="GB"/>
    </style:style>
    <style:style style:name="P126" style:parent-style-name="Normal" style:family="paragraph">
      <style:text-properties fo:language="en" fo:country="GB"/>
    </style:style>
    <style:style style:name="P127" style:parent-style-name="Normal" style:family="paragraph">
      <style:text-properties fo:font-weight="bold" style:font-weight-asian="bold" style:font-weight-complex="bold" fo:language="en" fo:country="GB"/>
    </style:style>
    <style:style style:name="P128" style:parent-style-name="Normal" style:family="paragraph">
      <style:text-properties fo:language="en" fo:country="GB"/>
    </style:style>
    <style:style style:name="P129" style:parent-style-name="Normal" style:family="paragraph">
      <style:text-properties fo:language="en" fo:country="GB"/>
    </style:style>
    <style:style style:name="P130" style:parent-style-name="Normal" style:family="paragraph">
      <style:text-properties fo:language="en" fo:country="GB"/>
    </style:style>
    <style:style style:name="P131" style:parent-style-name="Normal" style:family="paragraph">
      <style:text-properties fo:language="en" fo:country="GB"/>
    </style:style>
    <style:style style:name="P132" style:parent-style-name="Normal" style:family="paragraph">
      <style:text-properties fo:language="en" fo:country="GB"/>
    </style:style>
    <style:style style:name="P133" style:parent-style-name="Normal" style:family="paragraph">
      <style:text-properties fo:language="en" fo:country="GB"/>
    </style:style>
    <style:style style:name="P134" style:parent-style-name="Normal" style:family="paragraph">
      <style:text-properties fo:language="en" fo:country="GB"/>
    </style:style>
    <style:style style:name="P135" style:parent-style-name="Normal" style:family="paragraph">
      <style:text-properties fo:language="en" fo:country="GB"/>
    </style:style>
    <style:style style:name="T136" style:parent-style-name="DefaultParagraphFont" style:family="text">
      <style:text-properties fo:language="en" fo:country="GB"/>
    </style:style>
    <style:style style:name="P137" style:parent-style-name="Normal" style:family="paragraph">
      <style:text-properties fo:font-weight="bold" style:font-weight-asian="bold" style:font-weight-complex="bold" fo:language="en" fo:country="GB"/>
    </style:style>
    <style:style style:name="P138" style:parent-style-name="Normal" style:family="paragraph">
      <style:text-properties fo:font-weight="bold" style:font-weight-asian="bold" style:font-weight-complex="bold" fo:language="en" fo:country="GB"/>
    </style:style>
    <style:style style:name="P139" style:parent-style-name="Normal" style:family="paragraph">
      <style:text-properties fo:language="en" fo:country="GB"/>
    </style:style>
    <style:style style:name="P140" style:parent-style-name="Normal" style:family="paragraph">
      <style:text-properties fo:language="en" fo:country="GB"/>
    </style:style>
    <style:style style:name="P141" style:parent-style-name="Normal" style:family="paragraph">
      <style:text-properties fo:language="en" fo:country="GB"/>
    </style:style>
    <style:style style:name="P142" style:parent-style-name="Normal" style:family="paragraph">
      <style:text-properties fo:language="en" fo:country="GB"/>
    </style:style>
    <style:style style:name="P143" style:parent-style-name="Normal" style:family="paragraph">
      <style:text-properties fo:language="en" fo:country="GB"/>
    </style:style>
    <style:style style:name="P144" style:parent-style-name="Normal" style:family="paragraph">
      <style:text-properties fo:language="en" fo:country="GB"/>
    </style:style>
    <style:style style:name="P145" style:parent-style-name="Normal" style:family="paragraph">
      <style:text-properties fo:language="en" fo:country="GB"/>
    </style:style>
    <style:style style:name="P146" style:parent-style-name="Normal" style:family="paragraph">
      <style:text-properties fo:language="en" fo:country="GB"/>
    </style:style>
    <style:style style:name="P147" style:parent-style-name="Normal" style:family="paragraph">
      <style:text-properties fo:language="en" fo:country="GB"/>
    </style:style>
    <style:style style:name="P148" style:parent-style-name="Normal" style:family="paragraph">
      <style:text-properties fo:language="en" fo:country="GB"/>
    </style:style>
    <style:style style:name="P149" style:parent-style-name="Normal" style:family="paragraph">
      <style:text-properties fo:language="en" fo:country="GB"/>
    </style:style>
    <style:style style:name="P150" style:parent-style-name="Normal" style:family="paragraph">
      <style:text-properties fo:language="en" fo:country="GB"/>
    </style:style>
    <style:style style:name="P151" style:parent-style-name="Normal" style:family="paragraph">
      <style:text-properties fo:language="en" fo:country="GB"/>
    </style:style>
    <style:style style:name="P152" style:parent-style-name="Normal" style:family="paragraph">
      <style:text-properties fo:language="en" fo:country="GB"/>
    </style:style>
    <style:style style:name="T153" style:parent-style-name="DefaultParagraphFont" style:family="text">
      <style:text-properties fo:language="en" fo:country="GB"/>
    </style:style>
    <style:style style:name="P154" style:parent-style-name="Normal" style:family="paragraph">
      <style:text-properties fo:font-weight="bold" style:font-weight-asian="bold" style:font-weight-complex="bold" fo:language="en" fo:country="GB"/>
    </style:style>
    <style:style style:name="P155" style:parent-style-name="Normal" style:family="paragraph">
      <style:text-properties fo:font-weight="bold" style:font-weight-asian="bold" style:font-weight-complex="bold" fo:language="en" fo:country="GB"/>
    </style:style>
    <style:style style:name="P156" style:parent-style-name="Normal" style:family="paragraph">
      <style:text-properties fo:language="en" fo:country="GB"/>
    </style:style>
    <style:style style:name="P157" style:parent-style-name="Normal" style:family="paragraph">
      <style:text-properties fo:language="en" fo:country="GB"/>
    </style:style>
    <style:style style:name="P158" style:parent-style-name="Normal" style:family="paragraph">
      <style:text-properties fo:language="en" fo:country="GB"/>
    </style:style>
    <style:style style:name="P159" style:parent-style-name="Normal" style:family="paragraph">
      <style:text-properties fo:language="en" fo:country="GB"/>
    </style:style>
    <style:style style:name="T160" style:parent-style-name="DefaultParagraphFont" style:family="text">
      <style:text-properties fo:language="en" fo:country="GB"/>
    </style:style>
    <style:style style:name="T161" style:parent-style-name="DefaultParagraphFont" style:family="text">
      <style:text-properties fo:language="en" fo:country="GB"/>
    </style:style>
    <style:style style:name="P162" style:parent-style-name="Normal" style:family="paragraph">
      <style:text-properties fo:language="en" fo:country="GB"/>
    </style:style>
    <style:style style:name="P163" style:parent-style-name="Normal" style:family="paragraph">
      <style:text-properties fo:language="en" fo:country="GB"/>
    </style:style>
    <style:style style:name="P164" style:parent-style-name="Normal" style:family="paragraph">
      <style:text-properties fo:language="en" fo:country="GB"/>
    </style:style>
    <style:style style:name="P165" style:parent-style-name="Normal" style:family="paragraph">
      <style:text-properties fo:language="en" fo:country="GB"/>
    </style:style>
    <style:style style:name="P166" style:parent-style-name="Normal" style:family="paragraph">
      <style:text-properties fo:language="en" fo:country="GB"/>
    </style:style>
    <style:style style:name="P167" style:parent-style-name="Normal" style:family="paragraph">
      <style:text-properties fo:language="en" fo:country="GB"/>
    </style:style>
    <style:style style:name="P168" style:parent-style-name="Normal" style:family="paragraph">
      <style:text-properties fo:language="en" fo:country="GB"/>
    </style:style>
    <style:style style:name="P169" style:parent-style-name="Normal" style:family="paragraph">
      <style:text-properties fo:language="en" fo:country="GB"/>
    </style:style>
    <style:style style:name="P170" style:parent-style-name="Normal" style:family="paragraph">
      <style:text-properties fo:language="en" fo:country="GB"/>
    </style:style>
    <style:style style:name="P171" style:parent-style-name="Normal" style:family="paragraph">
      <style:text-properties fo:language="en" fo:country="GB"/>
    </style:style>
    <style:style style:name="P172" style:parent-style-name="Normal" style:family="paragraph">
      <style:text-properties fo:language="en" fo:country="GB"/>
    </style:style>
    <style:style style:name="P173" style:parent-style-name="Normal" style:family="paragraph">
      <style:text-properties fo:language="en" fo:country="GB"/>
    </style:style>
    <style:style style:name="P174" style:parent-style-name="Normal" style:family="paragraph">
      <style:text-properties fo:language="en" fo:country="GB"/>
    </style:style>
    <style:style style:name="P175" style:parent-style-name="Normal" style:family="paragraph">
      <style:text-properties fo:language="en" fo:country="GB"/>
    </style:style>
    <style:style style:name="P176" style:parent-style-name="Normal" style:family="paragraph">
      <style:text-properties fo:language="en" fo:country="GB"/>
    </style:style>
    <style:style style:name="P177" style:parent-style-name="Normal" style:family="paragraph">
      <style:text-properties fo:language="en" fo:country="GB"/>
    </style:style>
    <style:style style:name="P178" style:parent-style-name="Normal" style:family="paragraph">
      <style:text-properties fo:language="en" fo:country="GB"/>
    </style:style>
    <style:style style:name="P179" style:parent-style-name="Normal" style:family="paragraph">
      <style:text-properties fo:font-weight="bold" style:font-weight-asian="bold" style:font-weight-complex="bold" fo:language="en" fo:country="GB"/>
    </style:style>
    <style:style style:name="P180" style:parent-style-name="Normal" style:family="paragraph">
      <style:text-properties fo:language="en" fo:country="GB"/>
    </style:style>
    <style:style style:name="P181" style:parent-style-name="Normal" style:family="paragraph">
      <style:text-properties fo:language="en" fo:country="GB"/>
    </style:style>
    <style:style style:name="P182" style:parent-style-name="Normal" style:family="paragraph">
      <style:text-properties fo:language="en" fo:country="GB"/>
    </style:style>
    <style:style style:name="P183" style:parent-style-name="Normal" style:family="paragraph">
      <style:text-properties fo:font-weight="bold" style:font-weight-asian="bold" style:font-weight-complex="bold" fo:language="en" fo:country="GB"/>
    </style:style>
    <style:style style:name="P184" style:parent-style-name="Normal" style:family="paragraph">
      <style:text-properties fo:language="en" fo:country="GB"/>
    </style:style>
    <style:style style:name="P185" style:parent-style-name="Normal" style:family="paragraph">
      <style:text-properties fo:language="en" fo:country="GB"/>
    </style:style>
    <style:style style:name="P186" style:parent-style-name="Normal" style:family="paragraph">
      <style:text-properties fo:language="en" fo:country="GB"/>
    </style:style>
    <style:style style:name="P187" style:parent-style-name="Normal" style:family="paragraph">
      <style:text-properties fo:language="en" fo:country="GB"/>
    </style:style>
    <style:style style:name="P188" style:parent-style-name="Normal" style:family="paragraph">
      <style:text-properties fo:language="en" fo:country="GB"/>
    </style:style>
    <style:style style:name="P189" style:parent-style-name="Normal" style:family="paragraph">
      <style:text-properties fo:language="en" fo:country="GB"/>
    </style:style>
    <style:style style:name="P190" style:parent-style-name="Normal" style:family="paragraph">
      <style:text-properties fo:language="en" fo:country="GB"/>
    </style:style>
    <style:style style:name="T191" style:parent-style-name="DefaultParagraphFont" style:family="text">
      <style:text-properties fo:language="en" fo:country="GB"/>
    </style:style>
    <style:style style:name="T192" style:parent-style-name="DefaultParagraphFont" style:family="text">
      <style:text-properties fo:language="en" fo:country="GB"/>
    </style:style>
    <style:style style:name="P193" style:parent-style-name="Normal" style:family="paragraph">
      <style:text-properties fo:language="en" fo:country="GB"/>
    </style:style>
    <style:style style:name="P194" style:parent-style-name="Normal" style:family="paragraph">
      <style:text-properties fo:language="en" fo:country="GB"/>
    </style:style>
    <style:style style:name="P195" style:parent-style-name="Normal" style:family="paragraph">
      <style:text-properties fo:language="en" fo:country="GB"/>
    </style:style>
    <style:style style:name="P196" style:parent-style-name="Normal" style:family="paragraph">
      <style:text-properties fo:language="en" fo:country="GB"/>
    </style:style>
    <style:style style:name="P197" style:parent-style-name="Normal" style:family="paragraph">
      <style:text-properties fo:language="en" fo:country="GB"/>
    </style:style>
    <style:style style:name="P198" style:parent-style-name="Normal" style:family="paragraph">
      <style:text-properties fo:language="en" fo:country="GB"/>
    </style:style>
    <style:style style:name="P199" style:parent-style-name="Normal" style:family="paragraph">
      <style:text-properties fo:language="en" fo:country="GB"/>
    </style:style>
    <style:style style:name="T200" style:parent-style-name="DefaultParagraphFont" style:family="text">
      <style:text-properties fo:language="en" fo:country="GB"/>
    </style:style>
    <style:style style:name="P201" style:parent-style-name="Normal" style:family="paragraph">
      <style:text-properties fo:font-weight="bold" style:font-weight-asian="bold" style:font-weight-complex="bold" fo:language="en" fo:country="GB"/>
    </style:style>
    <style:style style:name="P202" style:parent-style-name="Normal" style:family="paragraph">
      <style:text-properties fo:font-weight="bold" style:font-weight-asian="bold" style:font-weight-complex="bold" fo:language="en" fo:country="GB"/>
    </style:style>
    <style:style style:name="P203" style:parent-style-name="Normal" style:list-style-name="LFO2" style:family="paragraph">
      <style:text-properties fo:language="en" fo:country="GB"/>
    </style:style>
    <style:style style:name="P204" style:parent-style-name="Normal" style:list-style-name="LFO2" style:family="paragraph">
      <style:text-properties fo:language="en" fo:country="GB"/>
    </style:style>
    <style:style style:name="P205" style:parent-style-name="Normal" style:list-style-name="LFO2" style:family="paragraph">
      <style:text-properties fo:language="en" fo:country="GB"/>
    </style:style>
    <style:style style:name="P206" style:parent-style-name="Normal" style:list-style-name="LFO2" style:family="paragraph">
      <style:text-properties fo:language="en" fo:country="GB"/>
    </style:style>
    <style:style style:name="P207" style:parent-style-name="Normal" style:family="paragraph">
      <style:text-properties fo:font-weight="bold" style:font-weight-asian="bold" style:font-weight-complex="bold" fo:language="en" fo:country="GB"/>
    </style:style>
    <style:style style:name="P208" style:parent-style-name="Normal" style:list-style-name="LFO3" style:family="paragraph">
      <style:text-properties fo:language="en" fo:country="GB"/>
    </style:style>
    <style:style style:name="P209" style:parent-style-name="Normal" style:family="paragraph">
      <style:text-properties fo:font-weight="bold" style:font-weight-asian="bold" style:font-weight-complex="bold" fo:language="en" fo:country="GB"/>
    </style:style>
    <style:style style:name="P210" style:parent-style-name="Normal" style:list-style-name="LFO4" style:family="paragraph">
      <style:text-properties fo:language="en" fo:country="GB"/>
    </style:style>
    <style:style style:name="P211" style:parent-style-name="Normal" style:list-style-name="LFO4" style:family="paragraph">
      <style:text-properties fo:language="en" fo:country="GB"/>
    </style:style>
    <style:style style:name="T212" style:parent-style-name="DefaultParagraphFont" style:family="text">
      <style:text-properties fo:language="en" fo:country="GB"/>
    </style:style>
    <style:style style:name="P213" style:parent-style-name="Normal" style:family="paragraph">
      <style:text-properties fo:font-weight="bold" style:font-weight-asian="bold" style:font-weight-complex="bold" fo:language="en" fo:country="GB"/>
    </style:style>
    <style:style style:name="T214" style:parent-style-name="DefaultParagraphFont" style:family="text">
      <style:text-properties fo:language="en" fo:country="GB"/>
    </style:style>
    <style:style style:name="T215" style:parent-style-name="DefaultParagraphFont" style:family="text">
      <style:text-properties fo:font-weight="bold" style:font-weight-asian="bold" style:font-weight-complex="bold" fo:language="en" fo:country="GB"/>
    </style:style>
    <style:style style:name="T216" style:parent-style-name="DefaultParagraphFont" style:family="text">
      <style:text-properties fo:language="en" fo:country="GB"/>
    </style:style>
    <style:style style:name="P217" style:parent-style-name="Normal" style:list-style-name="LFO5" style:family="paragraph"/>
    <style:style style:name="T218" style:parent-style-name="DefaultParagraphFont" style:family="text">
      <style:text-properties fo:font-weight="bold" style:font-weight-asian="bold" style:font-weight-complex="bold" fo:language="en" fo:country="GB"/>
    </style:style>
    <style:style style:name="T219" style:parent-style-name="DefaultParagraphFont" style:family="text">
      <style:text-properties fo:language="en" fo:country="GB"/>
    </style:style>
    <style:style style:name="P220" style:parent-style-name="Normal" style:list-style-name="LFO5" style:family="paragraph"/>
    <style:style style:name="T221" style:parent-style-name="DefaultParagraphFont" style:family="text">
      <style:text-properties fo:font-weight="bold" style:font-weight-asian="bold" style:font-weight-complex="bold" fo:language="en" fo:country="GB"/>
    </style:style>
    <style:style style:name="T222" style:parent-style-name="DefaultParagraphFont" style:family="text">
      <style:text-properties fo:language="en" fo:country="GB"/>
    </style:style>
    <style:style style:name="P223" style:parent-style-name="Normal" style:list-style-name="LFO5" style:family="paragraph"/>
    <style:style style:name="T224" style:parent-style-name="DefaultParagraphFont" style:family="text">
      <style:text-properties fo:font-weight="bold" style:font-weight-asian="bold" style:font-weight-complex="bold" fo:language="en" fo:country="GB"/>
    </style:style>
    <style:style style:name="T225" style:parent-style-name="DefaultParagraphFont" style:family="text">
      <style:text-properties fo:language="en" fo:country="GB"/>
    </style:style>
    <style:style style:name="T226" style:parent-style-name="DefaultParagraphFont" style:family="text">
      <style:text-properties fo:language="en" fo:country="GB"/>
    </style:style>
    <style:style style:name="P227" style:parent-style-name="Normal" style:family="paragraph">
      <style:text-properties fo:font-weight="bold" style:font-weight-asian="bold" style:font-weight-complex="bold" fo:language="en" fo:country="GB"/>
    </style:style>
    <style:style style:name="P228" style:parent-style-name="Normal" style:list-style-name="LFO6" style:family="paragraph">
      <style:text-properties fo:language="en" fo:country="GB"/>
    </style:style>
    <style:style style:name="P229" style:parent-style-name="Normal" style:list-style-name="LFO6" style:family="paragraph">
      <style:text-properties fo:language="en" fo:country="GB"/>
    </style:style>
    <style:style style:name="P230" style:parent-style-name="Normal" style:list-style-name="LFO6" style:family="paragraph">
      <style:text-properties fo:language="en" fo:country="GB"/>
    </style:style>
    <style:style style:name="P231" style:parent-style-name="Normal" style:list-style-name="LFO6" style:family="paragraph">
      <style:text-properties fo:language="en" fo:country="GB"/>
    </style:style>
    <style:style style:name="P232" style:parent-style-name="Normal" style:list-style-name="LFO6" style:family="paragraph">
      <style:text-properties fo:language="en" fo:country="GB"/>
    </style:style>
    <style:style style:name="P233" style:parent-style-name="Normal" style:list-style-name="LFO6" style:family="paragraph">
      <style:text-properties fo:language="en" fo:country="GB"/>
    </style:style>
    <style:style style:name="T234" style:parent-style-name="DefaultParagraphFont" style:family="text">
      <style:text-properties fo:language="en" fo:country="GB"/>
    </style:style>
    <style:style style:name="T235" style:parent-style-name="DefaultParagraphFont" style:family="text">
      <style:text-properties fo:font-weight="bold" style:font-weight-asian="bold" style:font-weight-complex="bold" fo:language="en" fo:country="GB"/>
    </style:style>
    <style:style style:name="T236" style:parent-style-name="DefaultParagraphFont" style:family="text">
      <style:text-properties fo:language="en" fo:country="GB"/>
    </style:style>
    <style:style style:name="T237" style:parent-style-name="DefaultParagraphFont" style:family="text">
      <style:text-properties fo:font-style="italic" style:font-style-asian="italic" style:font-style-complex="italic" fo:language="en" fo:country="GB"/>
    </style:style>
    <style:style style:name="P238" style:parent-style-name="Normal" style:family="paragraph">
      <style:text-properties fo:language="en" fo:country="GB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Juriste Virtuel – Full Deployment Guide</text:p>
      <text:p text:style-name="Normal"><text:span text:style-name="T2">Tagline:</text:span><text:span text:style-name="T3"><text:s/>Solution Imedia</text:span><text:span text:style-name="T4"><text:line-break/></text:span><text:span text:style-name="T5">Contact:</text:span><text:span text:style-name="T6"><text:s/>contact@juristevirtuel.com</text:span></text:p>
      <text:p text:style-name="Normal"><text:span text:style-name="T7"><draw:custom-shape svg:x="0in" svg:y="0in" svg:width="45.51042in" svg:height="0.00139in" draw:z-index="0" draw:id="id0" draw:style-name="a0" draw:name="Horizontal Line 61" text:anchor-type="as-char"><svg:title/><svg:desc/><draw:enhanced-geometry draw:type="non-primitive" svg:viewBox="0 0 21600 21600" draw:enhanced-path="M 0 0 L 21600 0 21600 21600 0 21600 Z N"/></draw:custom-shape></text:span></text:p>
      <text:p text:style-name="P8">Executive Summary</text:p>
      <text:p text:style-name="P9">Juriste Virtuel is a digital legal assistant covering all OHADA countries and their national laws. It uses AI-driven search and chatbot technology to give quick legal guidance.<text:line-break/>This guide contains:</text:p>
      <text:list text:style-name="LFO1" text:continue-numbering="true">
        <text:list-item>
          <text:p text:style-name="P10">Full source code for frontend, backend, Firebase functions, and database seeders.</text:p>
        </text:list-item>
        <text:list-item>
          <text:p text:style-name="P11">Sample OHADA and national legal data.</text:p>
        </text:list-item>
        <text:list-item>
          <text:p text:style-name="P12">Deployment instructions for Firebase Hosting + Functions + Firestore, and Vercel + PostgreSQL.</text:p>
        </text:list-item>
        <text:list-item>
          <text:p text:style-name="P13">Branding integration (visitor counter, tagline, and footer).</text:p>
        </text:list-item>
        <text:list-item>
          <text:p text:style-name="P14">Future improvement recommendations.</text:p>
        </text:list-item>
      </text:list>
      <text:p text:style-name="P15">Use this guide to quickly deploy Juriste Virtuel, customize its features, and scale.</text:p>
      <text:p text:style-name="Normal"><text:span text:style-name="T16"><draw:custom-shape svg:x="0in" svg:y="0in" svg:width="45.51042in" svg:height="0.00139in" draw:z-index="0" draw:id="id1" draw:style-name="a1" draw:name="Horizontal Line 62" text:anchor-type="as-char"><svg:title/><svg:desc/><draw:enhanced-geometry draw:type="non-primitive" svg:viewBox="0 0 21600 21600" draw:enhanced-path="M 0 0 L 21600 0 21600 21600 0 21600 Z N"/></draw:custom-shape></text:span></text:p>
      <text:p text:style-name="P17">Table of Contents</text:p>
      <text:p text:style-name="Normal"><text:span text:style-name="T18">(Insert automatic TOC in Word after pasting)</text:span></text:p>
      <text:p text:style-name="Normal"><text:span text:style-name="T19"><draw:custom-shape svg:x="0in" svg:y="0in" svg:width="45.51042in" svg:height="0.00139in" draw:z-index="0" draw:id="id2" draw:style-name="a2" draw:name="Horizontal Line 63" text:anchor-type="as-char"><svg:title/><svg:desc/><draw:enhanced-geometry draw:type="non-primitive" svg:viewBox="0 0 21600 21600" draw:enhanced-path="M 0 0 L 21600 0 21600 21600 0 21600 Z N"/></draw:custom-shape></text:span></text:p>
      <text:p text:style-name="P20">Section 1 – Frontend Code (React)</text:p>
      <text:p text:style-name="P21">frontend/src/App.js</text:p>
      <text:p text:style-name="Normal">javascript</text:p>
      <text:p text:style-name="Normal">CopierModifier</text:p>
      <text:p text:style-name="P22">import React from "react";</text:p>
      <text:p text:style-name="P23">import LandingPage from "./pages/LandingPage";</text:p>
      <text:p text:style-name="P24">export default function App() {</text:p>
      <text:p text:style-name="P25"><text:s text:c="2"/>return (&lt;div&gt;&lt;LandingPage /&gt;&lt;/div&gt;);</text:p>
      <text:p text:style-name="Normal">}</text:p>
      <text:p text:style-name="P26">frontend/src/pages/LandingPage.js</text:p>
      <text:p text:style-name="Normal">javascript</text:p>
      <text:p text:style-name="P27">CopierModifier</text:p>
      <text:p text:style-name="P28">import React from "react";</text:p>
      <text:p text:style-name="P29">import VisitorCounter from "../components/VisitorCounter";</text:p>
      <text:soft-page-break/>
      <text:p text:style-name="P30">export default function LandingPage() {</text:p>
      <text:p text:style-name="P31"><text:s text:c="2"/>return (</text:p>
      <text:p text:style-name="P32"><text:s text:c="4"/>&lt;div className="p-5"&gt;</text:p>
      <text:p text:style-name="P33"><text:s text:c="6"/>&lt;header className="flex justify-between items-center"&gt;</text:p>
      <text:p text:style-name="P34"><text:s text:c="8"/>&lt;img src="/logo.png" alt="Juriste Virtuel Logo" className="h-12" /&gt;</text:p>
      <text:p text:style-name="P35"><text:s text:c="8"/>&lt;span className="text-xl font-bold text-blue-800"&gt;Juriste Virtuel&lt;/span&gt;</text:p>
      <text:p text:style-name="P36"><text:s text:c="6"/>&lt;/header&gt;</text:p>
      <text:p text:style-name="P37"><text:s text:c="6"/>&lt;h1 className="text-2xl mt-4"&gt;Solution Imedia&lt;/h1&gt;</text:p>
      <text:p text:style-name="P38"><text:s text:c="6"/>&lt;div className="mt-6 space-x-4"&gt;</text:p>
      <text:p text:style-name="P39"><text:s text:c="8"/>&lt;a href="/chatbot" className="btn"&gt;Chatbot&lt;/a&gt;</text:p>
      <text:p text:style-name="P40"><text:s text:c="8"/>&lt;a href="/laws" className="btn"&gt;Legal Codes&lt;/a&gt;</text:p>
      <text:p text:style-name="P41"><text:s text:c="8"/>&lt;a href="/contact" className="btn"&gt;Contact Avocat&lt;/a&gt;</text:p>
      <text:p text:style-name="P42"><text:s text:c="6"/>&lt;/div&gt;</text:p>
      <text:p text:style-name="P43"><text:s text:c="6"/>&lt;section className="mt-8"&gt;</text:p>
      <text:p text:style-name="P44"><text:s text:c="8"/>&lt;h2 className="text-xl"&gt;About Juriste Virtuel&lt;/h2&gt;</text:p>
      <text:p text:style-name="P45"><text:s text:c="8"/>&lt;p&gt;Juriste Virtuel is an AI-driven assistant providing quick access to OHADA and national laws.&lt;/p&gt;</text:p>
      <text:p text:style-name="P46"><text:s text:c="6"/>&lt;/section&gt;</text:p>
      <text:p text:style-name="P47"><text:s text:c="6"/>&lt;VisitorCounter /&gt;</text:p>
      <text:p text:style-name="P48"><text:s text:c="6"/>&lt;footer className="mt-10 text-gray-600"&gt;contact@juristevirtuel.com&lt;/footer&gt;</text:p>
      <text:p text:style-name="P49"><text:s text:c="4"/>&lt;/div&gt;</text:p>
      <text:p text:style-name="P50"><text:s text:c="2"/>);</text:p>
      <text:p text:style-name="P51">}</text:p>
      <text:p text:style-name="P52">frontend/src/components/VisitorCounter.js</text:p>
      <text:p text:style-name="P53">javascript</text:p>
      <text:p text:style-name="P54">CopierModifier</text:p>
      <text:p text:style-name="P55">import React, { useState, useEffect } from "react";</text:p>
      <text:p text:style-name="P56">export default function VisitorCounter() {</text:p>
      <text:p text:style-name="P57"><text:s text:c="2"/>const [count, setCount] = useState(0);</text:p>
      <text:p text:style-name="P58"><text:s text:c="2"/>useEffect(() =&gt; { setCount(prev =&gt; prev + 1); }, []);</text:p>
      <text:p text:style-name="P59"><text:s text:c="2"/>return &lt;div className="mt-4"&gt;Visitor Counter: {count}&lt;/div&gt;;</text:p>
      <text:p text:style-name="P60">}</text:p>
      <text:p text:style-name="P61">frontend/src/components/PaymentButton.js</text:p>
      <text:p text:style-name="P62">javascript</text:p>
      <text:p text:style-name="P63">CopierModifier</text:p>
      <text:p text:style-name="P64">import React from "react";</text:p>
      <text:p text:style-name="P65">export default function PaymentButton({ amount }) {</text:p>
      <text:p text:style-name="P66"><text:s text:c="2"/>const pay = async () =&gt; {</text:p>
      <text:p text:style-name="P67"><text:s text:c="4"/>const res = await fetch("/api/pay", {</text:p>
      <text:p text:style-name="P68"><text:s text:c="6"/>method: "POST",</text:p>
      <text:p text:style-name="P69"><text:s text:c="6"/>headers: { "Content-Type": "application/json" },</text:p>
      <text:p text:style-name="P70"><text:s text:c="6"/>body: JSON.stringify({ userId: 1, amount, method: "CinetPay" })</text:p>
      <text:p text:style-name="P71"><text:s text:c="4"/>});</text:p>
      <text:p text:style-name="P72"><text:s text:c="4"/>const data = await res.json();</text:p>
      <text:p text:style-name="P73"><text:s text:c="4"/>alert(JSON.stringify(data));</text:p>
      <text:p text:style-name="P74"><text:s text:c="2"/>};</text:p>
      <text:p text:style-name="P75"><text:s text:c="2"/>return &lt;button onClick={pay}&gt;Pay {amount}&lt;/button&gt;;</text:p>
      <text:p text:style-name="P76">}</text:p>
      <text:p text:style-name="Normal"><text:span text:style-name="T77"><draw:custom-shape svg:x="0in" svg:y="0in" svg:width="45.51042in" svg:height="0.00139in" draw:z-index="0" draw:id="id3" draw:style-name="a3" draw:name="Horizontal Line 64" text:anchor-type="as-char"><svg:title/><svg:desc/><draw:enhanced-geometry draw:type="non-primitive" svg:viewBox="0 0 21600 21600" draw:enhanced-path="M 0 0 L 21600 0 21600 21600 0 21600 Z N"/></draw:custom-shape></text:span></text:p>
      <text:p text:style-name="P78">Section 2 – Backend Code (Express)</text:p>
      <text:p text:style-name="P79">backend/index.js</text:p>
      <text:p text:style-name="P80">javascript</text:p>
      <text:p text:style-name="P81">CopierModifier</text:p>
      <text:p text:style-name="P82">import express from "express";</text:p>
      <text:p text:style-name="P83">import cors from "cors";</text:p>
      <text:p text:style-name="P84">import bodyParser from "body-parser";</text:p>
      <text:p text:style-name="P85">import dotenv from "dotenv";</text:p>
      <text:p text:style-name="P86">import pg from "pg";</text:p>
      <text:p text:style-name="P87"/>
      <text:p text:style-name="P88">dotenv.config();</text:p>
      <text:p text:style-name="P89">const app = express();</text:p>
      <text:p text:style-name="Normal">const port = process.env.PORT || 5000;</text:p>
      <text:p text:style-name="Normal"/>
      <text:p text:style-name="P90">const pool = new pg.Pool({ connectionString: process.env.DATABASE_URL });</text:p>
      <text:p text:style-name="P91"/>
      <text:p text:style-name="P92">app.use(cors());</text:p>
      <text:p text:style-name="P93">app.use(bodyParser.json());</text:p>
      <text:p text:style-name="P94"/>
      <text:p text:style-name="P95">// Chatbot route</text:p>
      <text:p text:style-name="P96">app.post("/api/chat", async (req, res) =&gt; {</text:p>
      <text:p text:style-name="P97"><text:s text:c="2"/>const { question, language } = req.body;</text:p>
      <text:p text:style-name="P98"><text:s text:c="2"/>const response = `You asked: ${question} in ${language}. (AI logic placeholder)`;</text:p>
      <text:p text:style-name="P99"><text:s text:c="2"/>res.json({ answer: response });</text:p>
      <text:p text:style-name="P100">});</text:p>
      <text:p text:style-name="P101"/>
      <text:p text:style-name="P102">// Payment route stub</text:p>
      <text:p text:style-name="P103">app.post("/api/pay", async (req, res) =&gt; {</text:p>
      <text:p text:style-name="P104"><text:s text:c="2"/>res.json({ status: "Payment stub working" });</text:p>
      <text:p text:style-name="P105">});</text:p>
      <text:p text:style-name="P106"/>
      <text:p text:style-name="P107">app.listen(port, () =&gt; console.log(`Backend running on ${port}`));</text:p>
      <text:p text:style-name="P108">backend/routes/translate.js</text:p>
      <text:p text:style-name="P109">javascript</text:p>
      <text:p text:style-name="P110">CopierModifier</text:p>
      <text:p text:style-name="P111">import express from "express";</text:p>
      <text:p text:style-name="P112">const router = express.Router();</text:p>
      <text:p text:style-name="P113">router.post("/", (req, res) =&gt; {</text:p>
      <text:p text:style-name="P114"><text:s text:c="2"/>const { text, target } = req.body;</text:p>
      <text:p text:style-name="P115"><text:s text:c="2"/>res.json({ translated: `[${target}] ${text}` });</text:p>
      <text:p text:style-name="P116">});</text:p>
      <text:p text:style-name="P117">export default router;</text:p>
      <text:p text:style-name="P118">backend/routes/voice.js</text:p>
      <text:p text:style-name="P119">javascript</text:p>
      <text:p text:style-name="P120">CopierModifier</text:p>
      <text:p text:style-name="P121">import express from "express";</text:p>
      <text:p text:style-name="P122">const router = express.Router();</text:p>
      <text:p text:style-name="P123">router.post("/", (req, res) =&gt; {</text:p>
      <text:p text:style-name="P124"><text:s text:c="2"/>res.json({ message: "Voice input processed (stub)" });</text:p>
      <text:p text:style-name="P125">});</text:p>
      <text:p text:style-name="P126">export default router;</text:p>
      <text:p text:style-name="P127">backend/routes/admin.js</text:p>
      <text:p text:style-name="P128">javascript</text:p>
      <text:p text:style-name="P129">CopierModifier</text:p>
      <text:p text:style-name="P130">import express from "express";</text:p>
      <text:p text:style-name="P131">const router = express.Router();</text:p>
      <text:p text:style-name="P132">router.get("/users", (req, res) =&gt; {</text:p>
      <text:p text:style-name="P133"><text:s text:c="2"/>res.json([{ id: 1, name: "Admin", email: "admin@example.com" }]);</text:p>
      <text:p text:style-name="P134">});</text:p>
      <text:p text:style-name="P135">export default router;</text:p>
      <text:p text:style-name="Normal"><text:span text:style-name="T136"><draw:custom-shape svg:x="0in" svg:y="0in" svg:width="45.51042in" svg:height="0.00139in" draw:z-index="0" draw:id="id4" draw:style-name="a4" draw:name="Horizontal Line 65" text:anchor-type="as-char"><svg:title/><svg:desc/><draw:enhanced-geometry draw:type="non-primitive" svg:viewBox="0 0 21600 21600" draw:enhanced-path="M 0 0 L 21600 0 21600 21600 0 21600 Z N"/></draw:custom-shape></text:span></text:p>
      <text:p text:style-name="P137">Section 3 – Firebase Functions Code</text:p>
      <text:p text:style-name="P138">functions/index.js</text:p>
      <text:p text:style-name="P139">javascript</text:p>
      <text:p text:style-name="P140">CopierModifier</text:p>
      <text:p text:style-name="P141">const functions = require("firebase-functions");</text:p>
      <text:p text:style-name="P142">const express = require("express");</text:p>
      <text:p text:style-name="P143">const cors = require("cors");</text:p>
      <text:p text:style-name="P144"/>
      <text:p text:style-name="P145">const app = express();</text:p>
      <text:p text:style-name="P146">app.use(cors());</text:p>
      <text:p text:style-name="P147"/>
      <text:p text:style-name="P148">app.post("/api/chat", (req, res) =&gt; {</text:p>
      <text:p text:style-name="P149"><text:s text:c="2"/>res.json({ answer: `Firebase Function Response: ${req.body.question}` });</text:p>
      <text:p text:style-name="P150">});</text:p>
      <text:p text:style-name="P151"/>
      <text:p text:style-name="P152">exports.api = functions.https.onRequest(app);</text:p>
      <text:p text:style-name="Normal"><text:span text:style-name="T153"><draw:custom-shape svg:x="0in" svg:y="0in" svg:width="45.51042in" svg:height="0.00139in" draw:z-index="0" draw:id="id5" draw:style-name="a5" draw:name="Horizontal Line 66" text:anchor-type="as-char"><svg:title/><svg:desc/><draw:enhanced-geometry draw:type="non-primitive" svg:viewBox="0 0 21600 21600" draw:enhanced-path="M 0 0 L 21600 0 21600 21600 0 21600 Z N"/></draw:custom-shape></text:span></text:p>
      <text:p text:style-name="P154">Section 4 – Database Scripts</text:p>
      <text:p text:style-name="P155">database/init.sql</text:p>
      <text:p text:style-name="P156">sql</text:p>
      <text:p text:style-name="P157">CopierModifier</text:p>
      <text:p text:style-name="P158">CREATE TABLE users (</text:p>
      <text:p text:style-name="P159"><text:s text:c="2"/>id SERIAL PRIMARY KEY,</text:p>
      <text:p text:style-name="Normal"><text:span text:style-name="T160"><text:s text:c="2"/></text:span>name VARCHAR(50),</text:p>
      <text:p text:style-name="Normal"><text:s text:c="2"/>email VARCHAR(100) UNIQUE,</text:p>
      <text:p text:style-name="Normal"><text:s text:c="2"/><text:span text:style-name="T161">password VARCHAR(100)</text:span></text:p>
      <text:p text:style-name="P162">);</text:p>
      <text:p text:style-name="P163"/>
      <text:p text:style-name="P164">CREATE TABLE laws (</text:p>
      <text:p text:style-name="P165"><text:s text:c="2"/>id SERIAL PRIMARY KEY,</text:p>
      <text:p text:style-name="P166"><text:s text:c="2"/>country VARCHAR(50),</text:p>
      <text:p text:style-name="P167"><text:s text:c="2"/>domain VARCHAR(100),</text:p>
      <text:p text:style-name="P168"><text:s text:c="2"/>content TEXT</text:p>
      <text:p text:style-name="P169">);</text:p>
      <text:p text:style-name="P170"/>
      <text:p text:style-name="P171">CREATE TABLE payments (</text:p>
      <text:p text:style-name="P172"><text:s text:c="2"/>id SERIAL PRIMARY KEY,</text:p>
      <text:p text:style-name="P173"><text:s text:c="2"/>user_id INT REFERENCES users(id),</text:p>
      <text:p text:style-name="P174"><text:s text:c="2"/>amount DECIMAL,</text:p>
      <text:p text:style-name="P175"><text:s text:c="2"/>method VARCHAR(50),</text:p>
      <text:p text:style-name="P176"><text:s text:c="2"/>status VARCHAR(50),</text:p>
      <text:p text:style-name="P177"><text:s text:c="2"/>created_at TIMESTAMP DEFAULT CURRENT_TIMESTAMP</text:p>
      <text:p text:style-name="P178">);</text:p>
      <text:p text:style-name="P179">database/seed_laws.sql</text:p>
      <text:p text:style-name="P180">sql</text:p>
      <text:p text:style-name="P181">CopierModifier</text:p>
      <text:p text:style-name="P182">INSERT INTO laws(country, domain, content) VALUES</text:p>
      <text:p text:style-name="Normal">('OHADA', 'Droit Commercial Général', 'Extrait du droit commercial OHADA...'),</text:p>
      <text:p text:style-name="Normal">('Mali', 'Code Pénal', 'Extrait du code pénal malien...'),</text:p>
      <text:p text:style-name="Normal">('Benin', 'Code Civil', 'Extrait du code civil béninois...'),</text:p>
      <text:p text:style-name="Normal">('Togo', 'Code du Travail', 'Extrait du code du travail togolais...'),</text:p>
      <text:p text:style-name="Normal">('Chad', 'Code Foncier', 'Extrait du code foncier du Tchad...'),</text:p>
      <text:p text:style-name="Normal">('Congo', 'Code de la Famille', 'Extrait du code de la famille congolais...');</text:p>
      <text:p text:style-name="P183">seedFirestore.js</text:p>
      <text:p text:style-name="P184">javascript</text:p>
      <text:p text:style-name="P185">CopierModifier</text:p>
      <text:p text:style-name="P186">const admin = require("firebase-admin");</text:p>
      <text:p text:style-name="P187">admin.initializeApp();</text:p>
      <text:p text:style-name="P188"/>
      <text:p text:style-name="P189">const db = admin.firestore();</text:p>
      <text:p text:style-name="P190">const laws = [</text:p>
      <text:p text:style-name="Normal"><text:span text:style-name="T191"><text:s text:c="2"/></text:span>{ country: "OHADA", domain: "Droit Commercial", content: "Extrait..."<text:s/><text:span text:style-name="T192">},</text:span></text:p>
      <text:p text:style-name="P193"><text:s text:c="2"/>{ country: "Mali", domain: "Code Pénal", content: "Extrait..." },</text:p>
      <text:p text:style-name="P194"><text:s text:c="2"/>{ country: "Benin", domain: "Code Civil", content: "Extrait..." }</text:p>
      <text:p text:style-name="P195">];</text:p>
      <text:p text:style-name="P196"/>
      <text:p text:style-name="P197">laws.forEach(async law =&gt; {</text:p>
      <text:p text:style-name="P198"><text:s text:c="2"/>await db.collection("laws").add(law);</text:p>
      <text:p text:style-name="P199">});</text:p>
      <text:p text:style-name="Normal"><text:span text:style-name="T200"><draw:custom-shape svg:x="0in" svg:y="0in" svg:width="45.51042in" svg:height="0.00139in" draw:z-index="0" draw:id="id6" draw:style-name="a6" draw:name="Horizontal Line 67" text:anchor-type="as-char"><svg:title/><svg:desc/><draw:enhanced-geometry draw:type="non-primitive" svg:viewBox="0 0 21600 21600" draw:enhanced-path="M 0 0 L 21600 0 21600 21600 0 21600 Z N"/></draw:custom-shape></text:span></text:p>
      <text:p text:style-name="P201">Section 5 – Deployment Instructions</text:p>
      <text:p text:style-name="P202">Firebase Hosting + Functions</text:p>
      <text:list text:style-name="LFO2" text:continue-numbering="true">
        <text:list-item>
          <text:p text:style-name="P203">firebase login</text:p>
        </text:list-item>
        <text:list-item>
          <text:p text:style-name="P204">firebase init → select Hosting + Functions</text:p>
        </text:list-item>
        <text:list-item>
          <text:p text:style-name="P205">cd frontend &amp;&amp; npm run build</text:p>
        </text:list-item>
        <text:list-item>
          <text:p text:style-name="P206">firebase deploy</text:p>
        </text:list-item>
      </text:list>
      <text:p text:style-name="P207">Firestore Seeding</text:p>
      <text:list text:style-name="LFO3" text:continue-numbering="true">
        <text:list-item>
          <text:p text:style-name="P208">Run: node seedFirestore.js</text:p>
        </text:list-item>
      </text:list>
      <text:p text:style-name="P209">Vercel Deployment</text:p>
      <text:list text:style-name="LFO4" text:continue-numbering="true">
        <text:list-item>
          <text:p text:style-name="P210">Push project to GitHub.</text:p>
        </text:list-item>
        <text:list-item>
          <text:p text:style-name="P211">Go to Vercel dashboard → Import project → Deploy.</text:p>
        </text:list-item>
      </text:list>
      <text:p text:style-name="Normal"><text:span text:style-name="T212"><draw:custom-shape svg:x="0in" svg:y="0in" svg:width="45.51042in" svg:height="0.00139in" draw:z-index="0" draw:id="id7" draw:style-name="a7" draw:name="Horizontal Line 68" text:anchor-type="as-char"><svg:title/><svg:desc/><draw:enhanced-geometry draw:type="non-primitive" svg:viewBox="0 0 21600 21600" draw:enhanced-path="M 0 0 L 21600 0 21600 21600 0 21600 Z N"/></draw:custom-shape></text:span></text:p>
      <text:p text:style-name="P213">Section 6 – About &amp; Contact Section</text:p>
      <text:p text:style-name="Normal"><text:span text:style-name="T214">The landing page already contains the<text:s/></text:span><text:span text:style-name="T215">About Juriste Virtuel</text:span><text:span text:style-name="T216"><text:s/>section and footer:</text:span></text:p>
      <text:list text:style-name="LFO5" text:continue-numbering="true">
        <text:list-item>
          <text:p text:style-name="P217"><text:span text:style-name="T218">Tagline:</text:span><text:span text:style-name="T219"><text:s/>Solution Imedia</text:span></text:p>
        </text:list-item>
        <text:list-item>
          <text:p text:style-name="P220"><text:span text:style-name="T221">Email:</text:span><text:span text:style-name="T222"><text:s/>contact@juristevirtuel.com</text:span></text:p>
        </text:list-item>
        <text:list-item>
          <text:p text:style-name="P223"><text:span text:style-name="T224">Visitor Counter:</text:span><text:span text:style-name="T225"><text:s/>Placeholder (connectable to Firestore or analytics later).</text:span></text:p>
        </text:list-item>
      </text:list>
      <text:p text:style-name="Normal"><text:span text:style-name="T226"><draw:custom-shape svg:x="0in" svg:y="0in" svg:width="45.51042in" svg:height="0.00139in" draw:z-index="0" draw:id="id8" draw:style-name="a8" draw:name="Horizontal Line 69" text:anchor-type="as-char"><svg:title/><svg:desc/><draw:enhanced-geometry draw:type="non-primitive" svg:viewBox="0 0 21600 21600" draw:enhanced-path="M 0 0 L 21600 0 21600 21600 0 21600 Z N"/></draw:custom-shape></text:span></text:p>
      <text:p text:style-name="P227">Appendix – Future Improvements</text:p>
      <text:list text:style-name="LFO6" text:continue-numbering="true">
        <text:list-item>
          <text:p text:style-name="P228">AI fine-tuning with OHADA &amp; national law dataset.</text:p>
        </text:list-item>
        <text:list-item>
          <text:p text:style-name="P229">Full multilingual voice support.</text:p>
        </text:list-item>
        <text:list-item>
          <text:p text:style-name="P230">Live payment integration (CinetPay, PayPal, MTN, Orange, Wave).</text:p>
        </text:list-item>
        <text:list-item>
          <text:p text:style-name="P231">Analytics dashboard &amp; visitor counter integration.</text:p>
        </text:list-item>
        <text:list-item>
          <text:p text:style-name="P232">Mobile apps (React Native).</text:p>
        </text:list-item>
        <text:list-item>
          <text:p text:style-name="P233">Lawyer marketplace (verified lawyer profiles and bookings).</text:p>
        </text:list-item>
      </text:list>
      <text:p text:style-name="Normal"><text:span text:style-name="T234"><draw:custom-shape svg:x="0in" svg:y="0in" svg:width="45.51042in" svg:height="0.00139in" draw:z-index="0" draw:id="id9" draw:style-name="a9" draw:name="Horizontal Line 70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35">End of Document</text:span><text:span text:style-name="T236"><text:line-break/></text:span><text:span text:style-name="T237">(Add page numbers and automatic TOC in Word after pasting)</text:span></text:p>
      <text:p text:style-name="P2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SUS</meta:initial-creator>
    <dc:creator>ASUS</dc:creator>
    <meta:creation-date>2025-08-04T18:06:00Z</meta:creation-date>
    <dc:date>2025-08-04T18:21:00Z</dc:date>
    <meta:template xlink:href="Normal.dotm" xlink:type="simple"/>
    <meta:editing-cycles>3</meta:editing-cycles>
    <meta:editing-duration>PT120S</meta:editing-duration>
    <meta:user-defined meta:name="GrammarlyDocumentId">5b0ba1b6-7726-4f7e-a976-c55541ff790a</meta:user-defined>
    <meta:document-statistic meta:page-count="8" meta:paragraph-count="487" meta:word-count="913" meta:character-count="6819" meta:row-count="456" meta:non-whitespace-character-count="6393"/>
  </office:meta>
</office:document-meta>
</file>